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29000017FA00000F92A1D2546553E8C673.svm" manifest:media-type=""/>
  <manifest:file-entry manifest:full-path="Pictures/20000029000017FA00000F9283B20ED0E9E593BC.pdf" manifest:media-type="application/pdf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137cm" svg:height="3.985cm" svg:x="10.941cm" svg:y="8.489cm">
          <draw:image xlink:href="Pictures/20000029000017FA00000F9283B20ED0E9E593BC.pdf" xlink:type="simple" xlink:show="embed" xlink:actuate="onLoad">
            <text:p/>
          </draw:image>
          <draw:image xlink:href="Pictures/20000029000017FA00000F92A1D2546553E8C673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los </meta:initial-creator>
    <meta:creation-date>2016-06-27T14:53:49.107608040</meta:creation-date>
    <dc:date>2016-06-27T15:25:07.001405630</dc:date>
    <dc:creator>Miklos </dc:creator>
    <meta:editing-duration>PT49S</meta:editing-duration>
    <meta:editing-cycles>2</meta:editing-cycles>
    <meta:generator>LibreOfficeDev/5.3.0.0.alpha0$Linux_X86_64 LibreOffice_project/a46ebb2e6402b610fc75ecd5d2b38c307f9da4c5</meta:generator>
    <meta:document-statistic meta:object-count="24"/>
  </office:meta>
</office:document-meta>
</file>